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ómina_de_Empleados,_CNCCDL,_20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ombre</text:p>
          </table:table-cell>
          <table:table-cell office:value-type="string" table:style-name="ce1">
            <text:p>Departamento</text:p>
          </table:table-cell>
          <table:table-cell office:value-type="string" table:style-name="ce1">
            <text:p>FunciÃ³n</text:p>
          </table:table-cell>
          <table:table-cell office:value-type="string" table:style-name="ce1">
            <text:p>Tipo_NÃ³mina</text:p>
          </table:table-cell>
          <table:table-cell office:value-type="string" table:style-name="ce1">
            <text:p>Sueldo_Bruto</text:p>
          </table:table-cell>
          <table:table-cell office:value-type="string" table:style-name="ce1">
            <text:p>Mes</text:p>
          </table:table-cell>
          <table:table-cell office:value-type="string" table:style-name="ce1">
            <text:p>AÃ±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nesto Reyna AlcÃ¡nta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Personal Fijo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Director Administrativo Financiero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Carlos Nina Hidalg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Personal Fijo</text:p>
          </table:table-cell>
          <table:table-cell office:value-type="float" office:value="22500" table:style-name="ce1">
            <text:p>225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en Josefina Hedeman Llubere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EducaciÃ³n y AdaptaciÃ³n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osotis Batista MartÃ­n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<text:s/>Relaciones PÃºblica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a Josefina Pimentel Bea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1500" table:style-name="ce1">
            <text:p>115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onimo Martinez M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iamny MarÃ­a Mendez Feliz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Apoyo <text:s/>Dpto. de Comunicaciones</text:p>
          </table:table-cell>
          <table:table-cell office:value-type="string" table:style-name="ce1">
            <text:p>Contrat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nesto Reyna AlcÃ¡nta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Personal Fijo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Director Administrativo Financiero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Carlos Nina Hidalg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Personal Fijo</text:p>
          </table:table-cell>
          <table:table-cell office:value-type="float" office:value="22500" table:style-name="ce1">
            <text:p>225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en Josefina Hedeman Llubere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EducaciÃ³n y AdaptaciÃ³n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osotis Batista MartÃ­n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<text:s/>Relaciones PÃƒÂºblica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a Josefina Pimentel Bea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1500" table:style-name="ce1">
            <text:p>115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onimo Martinez M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iamny MarÃ­a Mendez Feliz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Apoyo <text:s/>Dpto. de Comunicaciones</text:p>
          </table:table-cell>
          <table:table-cell office:value-type="string" table:style-name="ce1">
            <text:p>Contrat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Mirope Payano Ullo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Contratad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nesto Reyna AlcÃ¡nta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Personal Fijo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Director Administrativo Financiero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Carlos Nina Hidalg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Personal Fijo</text:p>
          </table:table-cell>
          <table:table-cell office:value-type="float" office:value="22500" table:style-name="ce1">
            <text:p>225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en Josefina Hedeman Llubere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EducaciÃ³n y AdaptaciÃ³n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osotis Batista MartÃ­n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<text:s/>Relaciones PÃƒÂºblica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a Josefina Pimentel Bea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1500" table:style-name="ce1">
            <text:p>115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onimo Martinez M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iamny MarÃ­a Mendez Feliz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Apoyo <text:s/>Dpto. de Comunicaciones</text:p>
          </table:table-cell>
          <table:table-cell office:value-type="string" table:style-name="ce1">
            <text:p>Contrat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Mirope Payano Ullo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Contratad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an Manuel Pimentel PeÃ±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Contratad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mpras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nesto Reyna AlcÃ¡nta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Personal Fijo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Director Administrativo Financiero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Carlos Nina Hidalg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Personal Fijo</text:p>
          </table:table-cell>
          <table:table-cell office:value-type="float" office:value="22500" table:style-name="ce1">
            <text:p>225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en Josefina Hedeman Llubere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EducaciÃ³n y AdaptaciÃ³n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osotis Batista MartÃ­n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<text:s/>Relaciones PÃƒÂºblica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a Josefina Pimentel Bea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1500" table:style-name="ce1">
            <text:p>115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onimo Martinez M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iamny MarÃ­a Mendez Feliz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Apoyo <text:s/>Dpto. de Comunicaciones</text:p>
          </table:table-cell>
          <table:table-cell office:value-type="string" table:style-name="ce1">
            <text:p>Contrat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Mirope Payano Ullo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Contratad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an Manuel Pimentel PeÃ±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Contratad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mpras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nesto Reyna AlcÃ¡nta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Personal Fijo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Director Administrativo Financiero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Carlos Nina Hidalg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Personal Fijo</text:p>
          </table:table-cell>
          <table:table-cell office:value-type="float" office:value="22500" table:style-name="ce1">
            <text:p>225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en Josefina Hedeman Llubere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EducaciÃ³n y AdaptaciÃ³n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osotis Batista MartÃ­n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<text:s/>Relaciones PÃƒÂºblica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a Josefina Pimentel Bea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1500" table:style-name="ce1">
            <text:p>115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onimo Martinez M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iamny MarÃ­a Mendez Feliz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Apoyo <text:s/>Dpto. de Comunicaciones</text:p>
          </table:table-cell>
          <table:table-cell office:value-type="string" table:style-name="ce1">
            <text:p>Contrat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Mirope Payano Ullo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Contratad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an Manuel Pimentel PeÃ±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Contratad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mpras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nesto Reyna AlcÃ¡nta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Personal Fijo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Director Administrativo Financiero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Carlos Nina Hidalg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Personal Fijo</text:p>
          </table:table-cell>
          <table:table-cell office:value-type="float" office:value="22500" table:style-name="ce1">
            <text:p>225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en Josefina Hedeman Llubere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EducaciÃ³n y AdaptaciÃ³n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osotis Batista MartÃ­n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<text:s/>Relaciones PÃƒÂºblica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a Josefina Pimentel Bea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1500" table:style-name="ce1">
            <text:p>115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onimo Martinez M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iamny MarÃ­a Mendez Feliz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Apoyo <text:s/>Dpto. de Comunicaciones</text:p>
          </table:table-cell>
          <table:table-cell office:value-type="string" table:style-name="ce1">
            <text:p>Contrat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Mirope Payano Ullo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Contratad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an Manuel Pimentel PeÃ±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Contratad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mpras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nesto Reyna AlcÃ¡nta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Personal Fijo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Director Administrativo Financiero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Carlos Nina Hidalg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Personal Fijo</text:p>
          </table:table-cell>
          <table:table-cell office:value-type="float" office:value="22500" table:style-name="ce1">
            <text:p>225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en Josefina Hedeman Llubere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EducaciÃ³n y AdaptaciÃ³n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osotis Batista MartÃ­n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<text:s/>Relaciones PÃƒÂºblica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a Josefina Pimentel Bea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1500" table:style-name="ce1">
            <text:p>115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onimo Martinez M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Mirope Payano Ullo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Contratad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an Manuel Pimentel PeÃ±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Contratad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mpras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nesto Reyna AlcÃ¡nta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Personal Fijo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Director Administrativo Financiero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Carlos Nina Hidalg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Personal Fijo</text:p>
          </table:table-cell>
          <table:table-cell office:value-type="float" office:value="22500" table:style-name="ce1">
            <text:p>225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en Josefina Hedeman Llubere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EducaciÃ³n y AdaptaciÃ³n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osotis Batista MartÃ­n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<text:s/>Relaciones PÃƒÂºblica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a Josefina Pimentel Bea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1500" table:style-name="ce1">
            <text:p>115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onimo Martinez M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Mirope Payano Ullo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Contratad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an Manuel Pimentel PeÃ±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Contratad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mpras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nesto Reyna AlcÃ¡nta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Personal Fijo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Director Administrativo Financiero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Carlos Nina Hidalg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Personal Fijo</text:p>
          </table:table-cell>
          <table:table-cell office:value-type="float" office:value="22500" table:style-name="ce1">
            <text:p>225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en Josefina Hedeman Llubere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EducaciÃ³n y AdaptaciÃ³n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osotis Batista MartÃ­n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<text:s/>Relaciones PÃƒÂºblica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a Josefina Pimentel Bea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1500" table:style-name="ce1">
            <text:p>115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Mirope Payano Ullo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onimo Martinez M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mpras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nesto Reyna AlcÃ¡nta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Personal Fijo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Director Administrativo Financiero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en Josefina Hedeman Llubere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EducaciÃ³n y AdaptaciÃ³n</text:p>
          </table:table-cell>
          <table:table-cell office:value-type="string" table:style-name="ce1">
            <text:p>Personal Fijo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athalie Magdalena GÃ³mez Tavera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I</text:p>
          </table:table-cell>
          <table:table-cell office:value-type="string" table:style-name="ce1">
            <text:p>Personal Fijo</text:p>
          </table:table-cell>
          <table:table-cell office:value-type="float" office:value="13333.33" table:style-name="ce1">
            <text:p>13333.33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Personal Fijo</text:p>
          </table:table-cell>
          <table:table-cell office:value-type="float" office:value="31500" table:style-name="ce1">
            <text:p>315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Mirope Payano Ullo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onimo Martinez M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nesto Reyna AlcÃ¡nta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Personal Fijo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Director Administrativo Financiero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Personal Fijo</text:p>
          </table:table-cell>
          <table:table-cell office:value-type="float" office:value="31500" table:style-name="ce1">
            <text:p>315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Mirope Payano Ullo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DirecciÃ³n Administrativa y Financiera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eury JosÃ© SaldiÃ±a Ãlvar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mpras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dro Antonio Coss San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tala Virginia de la Mota Izquiel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Ã©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Ã©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1500" table:style-name="ce1">
            <text:p>315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Ã­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eury JosÃ© SaldiÃ±a Alvar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dro Antonio Coss Sanz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tala Virginia de la Mota Izquiel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u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Ã©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Ã©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1500" table:style-name="ce1">
            <text:p>315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Ã­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5200" table:style-name="ce1">
            <text:p>52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Lorenzo SaviÃ±o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vier Alberto Villar Ramo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eison Aquino Ba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CooperaciÃ³n Interna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dro Antonio Coss Sanz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tala Virginia de la Mota Izquiel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u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Ã©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Ã©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van Francisco Taveras MartÃ­nez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Ã­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Ã³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Lorenzo SaviÃ±o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vier Alberto Villar Ramo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eison Aquino BÃ¡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car Florian Medin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CooperaciÃ³n Internacional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Ã¡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dro Antonio Coss Sanz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tala Virginia de la Mota Izquiel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van Francisco Taveras MartÃ­nez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Lorenzo SaviÃ±o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vier Alberto Villar Ramo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eison Aquino Ba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car Florian Medin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CooperaciÃ³n Internacional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dro Antonio Coss Sanz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tala Virginia de la Mota Izquiel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van Francisco Taveras MartÃ­nez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Lorenzo SaviÃ±o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vier Alberto Villar Ramo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eison Aquino Ba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car Florian Medin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CooperaciÃ³n Internacional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dro Antonio Coss Sanz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tala Virginia de la Mota Izquiel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van Francisco Taveras MartÃ­nez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Lorenzo SaviÃ±o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vier Alberto Villar Ramo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eison Aquino Ba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car Florian Medin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CooperaciÃ³n Internacional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dro Antonio Coss Sanz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tala Virginia de la Mota Izquiel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van Francisco Taveras MartÃ­nez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Lorenzo SaviÃ±o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vier Alberto Villar Ramo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eison Aquino Ba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car Florian Medin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CooperaciÃ³n Internacional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dro Antonio Coss Sanz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tala Virginia de la Mota Izquiel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van Francisco Taveras MartÃ­nez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lagros Josefina Minervino Maldonado</text:p>
          </table:table-cell>
          <table:table-cell office:value-type="string" table:style-name="ce1">
            <text:p>Gestor de Redes Soci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Lorenzo SaviÃ±o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vier Alberto Villar Ramo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eison Aquino Ba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car Florian Medin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CooperaciÃ³n Internacional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dro Antonio Coss Sanz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tala Virginia de la Mota Izquiel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lias Beriguete PeÃ±a</text:p>
          </table:table-cell>
          <table:table-cell office:value-type="string" table:style-name="ce1">
            <text:p>Asesor TÃ©cn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ntratado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van Francisco Taveras MartÃ­nez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lagros Josefina Minervino Maldonado</text:p>
          </table:table-cell>
          <table:table-cell office:value-type="string" table:style-name="ce1">
            <text:p>Gestor de Redes Soci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Lorenzo SaviÃ±o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vier Alberto Villar Ramo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eison Aquino Ba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car Florian Medin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CooperaciÃ³n Internacional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tala Virginia de la Mota Izquiel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lias Beriguete PeÃ±a</text:p>
          </table:table-cell>
          <table:table-cell office:value-type="string" table:style-name="ce1">
            <text:p>Asesor TÃ©cn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ntratado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Ã­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Ã³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car Florian Medin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6666.67" table:style-name="ce1">
            <text:p>6666.67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rio Geraldo Kelly de los Santos</text:p>
          </table:table-cell>
          <table:table-cell office:value-type="string" table:style-name="ce1">
            <text:p>Asesor JurÃ­d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u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Ãº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Ã¡n</text:p>
          </table:table-cell>
          <table:table-cell office:value-type="string" table:style-name="ce1">
            <text:p>TÃ©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Ã©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Ã­gu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Ãº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Ã­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ratad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 en la GestiÃ³n<text:s/></text:p>
          </table:table-cell>
          <table:table-cell office:value-type="string" table:style-name="ce1">
            <text:p><text:s/>DivisiÃ³n de PlanificaciÃ³n y Desarrollo<text:s/></text:p>
          </table:table-cell>
          <table:table-cell office:value-type="string" table:style-name="ce1">
            <text:p>Contrat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text:s/>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rio Geraldo Kelly de los Santos</text:p>
          </table:table-cell>
          <table:table-cell office:value-type="string" table:style-name="ce1">
            <text:p>Asesor JurÃ­d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text:s/>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d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ilin Danilo Matos Guzman</text:p>
          </table:table-cell>
          <table:table-cell office:value-type="string" table:style-name="ce1">
            <text:p>Encargado de Segur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ratad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 en la GestiÃ³n<text:s/></text:p>
          </table:table-cell>
          <table:table-cell office:value-type="string" table:style-name="ce1">
            <text:p><text:s/>DivisiÃ³n de PlanificaciÃ³n y Desarrollo<text:s/></text:p>
          </table:table-cell>
          <table:table-cell office:value-type="string" table:style-name="ce1">
            <text:p>Contrat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Encargada de la DivisiÃ³n de Comunicaciones</text:p>
          </table:table-cell>
          <table:table-cell office:value-type="string" table:style-name="ce1">
            <text:p><text:s/>DivisiÃ³n de Comunicaciones<text:s/></text:p>
          </table:table-cell>
          <table:table-cell office:value-type="string" table:style-name="ce1">
            <text:p>Contratad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rio Geraldo Kelly de los Santos</text:p>
          </table:table-cell>
          <table:table-cell office:value-type="string" table:style-name="ce1">
            <text:p>Asesor JurÃ­d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d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ilin Danilo Matos Guzman</text:p>
          </table:table-cell>
          <table:table-cell office:value-type="string" table:style-name="ce1">
            <text:p>Encargado de Segur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ntratad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 en la GestiÃ³n<text:s/></text:p>
          </table:table-cell>
          <table:table-cell office:value-type="string" table:style-name="ce1">
            <text:p><text:s/>DivisiÃ³n de PlanificaciÃ³n y Desarrollo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Encargada de la DivisiÃ³n de Comunicaciones</text:p>
          </table:table-cell>
          <table:table-cell office:value-type="string" table:style-name="ce1">
            <text:p><text:s/>DivisiÃ³n de Comunicaciones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rio Geraldo Kelly de los Santos</text:p>
          </table:table-cell>
          <table:table-cell office:value-type="string" table:style-name="ce1">
            <text:p>Asesor JurÃ­d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d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ilin Danilo Matos Guzman</text:p>
          </table:table-cell>
          <table:table-cell office:value-type="string" table:style-name="ce1">
            <text:p>Encargado de Segur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ntratad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 en la GestiÃ³n<text:s/></text:p>
          </table:table-cell>
          <table:table-cell office:value-type="string" table:style-name="ce1">
            <text:p><text:s/>DivisiÃ³n de PlanificaciÃ³n y Desarrollo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Encargada de la DivisiÃ³n de Comunicaciones</text:p>
          </table:table-cell>
          <table:table-cell office:value-type="string" table:style-name="ce1">
            <text:p><text:s/>DivisiÃ³n de Comunicaciones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sistente Ejecu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Auxiliar Administrativo 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u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o 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666.67" table:style-name="ce1">
            <text:p>4666.67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ilin Danilo Matos Guzman</text:p>
          </table:table-cell>
          <table:table-cell office:value-type="string" table:style-name="ce1">
            <text:p>Encargado de Segur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ntratad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 en la GestiÃ³n<text:s/></text:p>
          </table:table-cell>
          <table:table-cell office:value-type="string" table:style-name="ce1">
            <text:p><text:s/>Vicepresidencia Ejecutiv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Encargada de la DivisiÃ³n de Comunicaciones</text:p>
          </table:table-cell>
          <table:table-cell office:value-type="string" table:style-name="ce1">
            <text:p><text:s/>Vicepresidencia Ejecutiv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sistente Ejecu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Asesora TÃ©cnic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Auxiliar Administrativo 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u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sesora de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o 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6000" table:style-name="ce1">
            <text:p>6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TÃ©cnico en <text:s/>Compras y Contratacion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ntratad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 en la GestiÃ³n de la DivisiÃ³n de PlanificaciÃ³n y Desarrollo</text:p>
          </table:table-cell>
          <table:table-cell office:value-type="string" table:style-name="ce1">
            <text:p><text:s/>Vicepresidencia Ejecutiv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sistente Ejecu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Asesora TÃ©cnic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Auxiliar Administrativo 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u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sesora de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o 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±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TÃ©cnico en <text:s/>Compras y Contratacion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ntratad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 en la GestiÃ³n de la DivisiÃ³n de PlanificaciÃ³n y Desarrollo</text:p>
          </table:table-cell>
          <table:table-cell office:value-type="string" table:style-name="ce1">
            <text:p><text:s/>Vicepresidencia Ejecutiv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e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<text:s/>Vicepresidencia Ejecutiv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alez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<text:s/>DirecciÃ³n TÃ©cnic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sistente Ejecu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Asesora TÃ©cnic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Auxiliar Administrativo 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60500" table:style-name="ce1">
            <text:p>605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u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sesora de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Asesora de MitigaciÃ³n del Cambio ClimÃ¡t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o 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±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TÃ©cnico en <text:s/>Compras y Contratacion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ntratad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 en la GestiÃ³n de la DivisiÃ³n de PlanificaciÃ³n y Desarrollo</text:p>
          </table:table-cell>
          <table:table-cell office:value-type="string" table:style-name="ce1">
            <text:p><text:s/>Vicepresidencia Ejecutiv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e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<text:s/>Vicepresidencia Ejecutiv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alez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<text:s/>DirecciÃ³n TÃ©cnic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Soporte Mesa de Ayuda (Help Desk)</text:p>
          </table:table-cell>
          <table:table-cell office:value-type="string" table:style-name="ce1">
            <text:p><text:s/>Vicepresidencia Ejecutiv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sistente Ejecu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Asesora TÃ©cnic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Auxiliar Administrativo 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60500" table:style-name="ce1">
            <text:p>605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u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sesora de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Asesora de MitigaciÃ³n del Cambio ClimÃ¡t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o 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±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TÃ©cnico en <text:s/>Compras y Contratacion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ntratad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 en la GestiÃ³n de la DivisiÃ³n de PlanificaciÃ³n y Desarrollo</text:p>
          </table:table-cell>
          <table:table-cell office:value-type="string" table:style-name="ce1">
            <text:p><text:s/>Vicepresidencia Ejecutiv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e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<text:s/>Vicepresidencia Ejecutiv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alez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Soporte Mesa de Ayuda (Help Desk)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text:s/></text:p>
          </table:table-cell>
          <table:table-cell office:value-type="string" table:style-name="ce1">
            <text:p>Vicepresidente Ejecutivo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Libre Nombramiento y RemociÃ³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vano Ulloa<text:s/></text:p>
          </table:table-cell>
          <table:table-cell office:value-type="string" table:style-name="ce1">
            <text:p>Auxiliar Administrativ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a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 bel Arias Ravelo<text:s/>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Ã³n<text:s/></text:p>
          </table:table-cell>
          <table:table-cell office:value-type="string" table:style-name="ce1">
            <text:p>Coordinador Despacho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text:s/></text:p>
          </table:table-cell>
          <table:table-cell office:value-type="string" table:style-name="ce1">
            <text:p>Asesor en Relaciones Interinstitucionales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Ã­guez<text:s/></text:p>
          </table:table-cell>
          <table:table-cell office:value-type="string" table:style-name="ce1">
            <text:p>Asesor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Ã­rez<text:s/></text:p>
          </table:table-cell>
          <table:table-cell office:value-type="string" table:style-name="ce1">
            <text:p>TÃ©cnico en InformÃ¡tic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text:s/>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text:s/></text:p>
          </table:table-cell>
          <table:table-cell office:value-type="string" table:style-name="ce1">
            <text:p>Soporte Helo Desk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text:s/></text:p>
          </table:table-cell>
          <table:table-cell office:value-type="string" table:style-name="ce1">
            <text:p>Coordinadora de NÃ³min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text:s/></text:p>
          </table:table-cell>
          <table:table-cell office:value-type="string" table:style-name="ce1">
            <text:p>Ene. DivisiÃ³n Recursos Humanos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text:s/>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text:s/>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text:s/>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text:s/>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v de Jesus MuÃ±oz Gil<text:s/></text:p>
          </table:table-cell>
          <table:table-cell office:value-type="string" table:style-name="ce1">
            <text:p>Asesora de Proyectos de Cambio ClimÃ¡tic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text:s/>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o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v Marlene de LeÃ³n GuzmÃ¡n<text:s/></text:p>
          </table:table-cell>
          <table:table-cell office:value-type="string" table:style-name="ce1">
            <text:p>Analista de Comunicaciones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text:s/></text:p>
          </table:table-cell>
          <table:table-cell office:value-type="string" table:style-name="ce1">
            <text:p>Auxiliar Administrativ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Ãºs JimÃ©nez DurÃ¡n<text:s/></text:p>
          </table:table-cell>
          <table:table-cell office:value-type="string" table:style-name="ce1">
            <text:p>Asesor de Desarrollo e ImplementaciÃ³n del Sistema de Transparencia ClimÃ¡tic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text:s/></text:p>
          </table:table-cell>
          <table:table-cell office:value-type="string" table:style-name="ce1">
            <text:p>Asesora CientÃ­fic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text:s/></text:p>
          </table:table-cell>
          <table:table-cell office:value-type="string" table:style-name="ce1">
            <text:p>Ene. Departamento Transparencia ClimÃ¡tica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Ã­a RodrÃ­guez<text:s/></text:p>
          </table:table-cell>
          <table:table-cell office:value-type="string" table:style-name="ce1">
            <text:p>Ene. DivisiÃ³n de PlanificaciÃ³n y Desarroll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<text:s/></text:p>
          </table:table-cell>
          <table:table-cell office:value-type="string" table:style-name="ce1">
            <text:p>DiseÃ±ador grÃ¡fic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text:s/></text:p>
          </table:table-cell>
          <table:table-cell office:value-type="string" table:style-name="ce1">
            <text:p>Directora Administrativ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text:s/>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text:s/></text:p>
          </table:table-cell>
          <table:table-cell office:value-type="string" table:style-name="ce1">
            <text:p>Recepcionist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Ã¡ndez</text:p>
          </table:table-cell>
          <table:table-cell office:value-type="string" table:style-name="ce1">
            <text:p>Analista de Compras y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srrael de la Cruz Feliz<text:s/></text:p>
          </table:table-cell>
          <table:table-cell office:value-type="string" table:style-name="ce1">
            <text:p>Mensajer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text:s/></text:p>
          </table:table-cell>
          <table:table-cell office:value-type="string" table:style-name="ce1">
            <text:p>Auxiliar Administrativ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text:s/></text:p>
          </table:table-cell>
          <table:table-cell office:value-type="string" table:style-name="ce1">
            <text:p>Mensajer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text:s/></text:p>
          </table:table-cell>
          <table:table-cell office:value-type="string" table:style-name="ce1">
            <text:p>Ene. Depto. Administrativ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ves Ozuna<text:s/>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text:s/>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text:s/></text:p>
          </table:table-cell>
          <table:table-cell office:value-type="string" table:style-name="ce1">
            <text:p>Supervisora de mayordomÃ­a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Ã© Manuel Alboleda SaviÃ±Ã³n<text:s/></text:p>
          </table:table-cell>
          <table:table-cell office:value-type="string" table:style-name="ce1">
            <text:p>Supervisor de Mantenimient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Ã©s Figueroa Soriano<text:s/></text:p>
          </table:table-cell>
          <table:table-cell office:value-type="string" table:style-name="ce1">
            <text:p>Ene. De Servicios Generales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text:s/></text:p>
          </table:table-cell>
          <table:table-cell office:value-type="string" table:style-name="ce1">
            <text:p>Analista Financier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text:s/></text:p>
          </table:table-cell>
          <table:table-cell office:value-type="string" table:style-name="ce1">
            <text:p>Auxiliar de Contabilidad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ial<text:s/></text:p>
          </table:table-cell>
          <table:table-cell office:value-type="string" table:style-name="ce1">
            <text:p>Ene. DivisiÃ³n Financier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text:s/></text:p>
          </table:table-cell>
          <table:table-cell office:value-type="string" table:style-name="ce1">
            <text:p>Contador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text:s/></text:p>
          </table:table-cell>
          <table:table-cell office:value-type="string" table:style-name="ce1">
            <text:p>Analista de Presuouest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text:s/></text:p>
          </table:table-cell>
          <table:table-cell office:value-type="string" table:style-name="ce1">
            <text:p>Director Deoartamental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vs Michelle Cruz Frias<text:s/>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text:s/></text:p>
          </table:table-cell>
          <table:table-cell office:value-type="string" table:style-name="ce1">
            <text:p>Secretaria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text:s/></text:p>
          </table:table-cell>
          <table:table-cell office:value-type="string" table:style-name="ce1">
            <text:p>Analista de Mitig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v Paola RodrÃ­guez GuzmÃ¡n<text:s/></text:p>
          </table:table-cell>
          <table:table-cell office:value-type="string" table:style-name="ce1">
            <text:p>Analista de Mitig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Ã¡ntara Aquino<text:s/></text:p>
          </table:table-cell>
          <table:table-cell office:value-type="string" table:style-name="ce1">
            <text:p>Ene. Deoto. De Mitig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Ã¡lez<text:s/></text:p>
          </table:table-cell>
          <table:table-cell office:value-type="string" table:style-name="ce1">
            <text:p>Analista de Adapt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esalÃ­a Duval Marmolejos<text:s/></text:p>
          </table:table-cell>
          <table:table-cell office:value-type="string" table:style-name="ce1">
            <text:p>Ene. Depto. De Adapt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text:s/></text:p>
          </table:table-cell>
          <table:table-cell office:value-type="string" table:style-name="ce1">
            <text:p>Analista de AdaptaciÃ³n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Ãngel Alberto LÃ³pez Soriano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ar D'Aliza Bueno Mendoza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text:s/></text:p>
          </table:table-cell>
          <table:table-cell office:value-type="string" table:style-name="ce1">
            <text:p>Vicepresidente Ejecutivo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Libre Nombramiento lv RemociÃ³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vano Ulloa<text:s/></text:p>
          </table:table-cell>
          <table:table-cell office:value-type="string" table:style-name="ce1">
            <text:p>Auxiliar Administrativ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a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 bel Arias Ravelo<text:s/>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Ã³n<text:s/></text:p>
          </table:table-cell>
          <table:table-cell office:value-type="string" table:style-name="ce1">
            <text:p>Coordinador Despacho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text:s/></text:p>
          </table:table-cell>
          <table:table-cell office:value-type="string" table:style-name="ce1">
            <text:p>Asesor en Relaciones Interinstitucionales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Ã­guez<text:s/></text:p>
          </table:table-cell>
          <table:table-cell office:value-type="string" table:style-name="ce1">
            <text:p>Asesor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Ã­rez<text:s/></text:p>
          </table:table-cell>
          <table:table-cell office:value-type="string" table:style-name="ce1">
            <text:p>TÃ©cnico en InformÃ¡tic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text:s/>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text:s/></text:p>
          </table:table-cell>
          <table:table-cell office:value-type="string" table:style-name="ce1">
            <text:p>Soporte Helo Desk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text:s/></text:p>
          </table:table-cell>
          <table:table-cell office:value-type="string" table:style-name="ce1">
            <text:p>Coordinadora de NÃ³min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text:s/></text:p>
          </table:table-cell>
          <table:table-cell office:value-type="string" table:style-name="ce1">
            <text:p>Ene. DivisiÃ³n Recursos Humanos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text:s/>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text:s/>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text:s/>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text:s/>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v de Jesus MuÃ±oz Gil<text:s/></text:p>
          </table:table-cell>
          <table:table-cell office:value-type="string" table:style-name="ce1">
            <text:p>Asesora de Proyectos de Cambio ClimÃ¡tic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text:s/>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o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v Marlene de LeÃ³n GuzmÃ¡n<text:s/></text:p>
          </table:table-cell>
          <table:table-cell office:value-type="string" table:style-name="ce1">
            <text:p>Analista de Comunicaciones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text:s/></text:p>
          </table:table-cell>
          <table:table-cell office:value-type="string" table:style-name="ce1">
            <text:p>Auxiliar Administrativ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Ãºs JimÃ©nez DurÃ¡n<text:s/></text:p>
          </table:table-cell>
          <table:table-cell office:value-type="string" table:style-name="ce1">
            <text:p>Asesor de Desarrollo e ImplementaciÃ³n del Sistema de Transparencia ClimÃ¡tic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text:s/></text:p>
          </table:table-cell>
          <table:table-cell office:value-type="string" table:style-name="ce1">
            <text:p>Asesora CientÃ­fic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text:s/></text:p>
          </table:table-cell>
          <table:table-cell office:value-type="string" table:style-name="ce1">
            <text:p>Ene. Departamento Transparencia ClimÃ¡tica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Ã­a RodrÃ­guez<text:s/></text:p>
          </table:table-cell>
          <table:table-cell office:value-type="string" table:style-name="ce1">
            <text:p>Ene. DivisiÃ³n de PlanificaciÃ³n y Desarroll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<text:s/></text:p>
          </table:table-cell>
          <table:table-cell office:value-type="string" table:style-name="ce1">
            <text:p>DiseÃ±ador grÃ¡fic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text:s/></text:p>
          </table:table-cell>
          <table:table-cell office:value-type="string" table:style-name="ce1">
            <text:p>Directora Administrativ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text:s/>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text:s/></text:p>
          </table:table-cell>
          <table:table-cell office:value-type="string" table:style-name="ce1">
            <text:p>Recepcionist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Ã¡ndez</text:p>
          </table:table-cell>
          <table:table-cell office:value-type="string" table:style-name="ce1">
            <text:p>Analista de Compras y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srrael de la Cruz Feliz<text:s/></text:p>
          </table:table-cell>
          <table:table-cell office:value-type="string" table:style-name="ce1">
            <text:p>Mensajer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text:s/></text:p>
          </table:table-cell>
          <table:table-cell office:value-type="string" table:style-name="ce1">
            <text:p>Auxiliar Administrativ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text:s/></text:p>
          </table:table-cell>
          <table:table-cell office:value-type="string" table:style-name="ce1">
            <text:p>Mensajer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text:s/></text:p>
          </table:table-cell>
          <table:table-cell office:value-type="string" table:style-name="ce1">
            <text:p>Ene. Depto. Administrativ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ves Ozuna<text:s/>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text:s/>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text:s/></text:p>
          </table:table-cell>
          <table:table-cell office:value-type="string" table:style-name="ce1">
            <text:p>Supervisora de mayordomÃ­a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Ã© Manuel Alboleda SaviÃ±Ã³n<text:s/></text:p>
          </table:table-cell>
          <table:table-cell office:value-type="string" table:style-name="ce1">
            <text:p>Supervisor de Mantenimient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Ã©s Figueroa Soriano<text:s/></text:p>
          </table:table-cell>
          <table:table-cell office:value-type="string" table:style-name="ce1">
            <text:p>Ene. De Servicios Generales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text:s/></text:p>
          </table:table-cell>
          <table:table-cell office:value-type="string" table:style-name="ce1">
            <text:p>Analista Financier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text:s/></text:p>
          </table:table-cell>
          <table:table-cell office:value-type="string" table:style-name="ce1">
            <text:p>Auxiliar de Contabilidad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ial<text:s/></text:p>
          </table:table-cell>
          <table:table-cell office:value-type="string" table:style-name="ce1">
            <text:p>Ene. DivisiÃ³n Financier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text:s/></text:p>
          </table:table-cell>
          <table:table-cell office:value-type="string" table:style-name="ce1">
            <text:p>Contador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text:s/></text:p>
          </table:table-cell>
          <table:table-cell office:value-type="string" table:style-name="ce1">
            <text:p>Analista de Presupuest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text:s/></text:p>
          </table:table-cell>
          <table:table-cell office:value-type="string" table:style-name="ce1">
            <text:p>Director Departamental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vs Michelle Cruz Frias<text:s/>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text:s/></text:p>
          </table:table-cell>
          <table:table-cell office:value-type="string" table:style-name="ce1">
            <text:p>Secretaria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text:s/></text:p>
          </table:table-cell>
          <table:table-cell office:value-type="string" table:style-name="ce1">
            <text:p>Analista de Mitig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v Paola RodrÃ­guez GuzmÃ¡n<text:s/></text:p>
          </table:table-cell>
          <table:table-cell office:value-type="string" table:style-name="ce1">
            <text:p>Analista de Mitig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Ã¡ntara Aquino<text:s/></text:p>
          </table:table-cell>
          <table:table-cell office:value-type="string" table:style-name="ce1">
            <text:p>Ene. Depto. De Mitig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Ã¡lez<text:s/></text:p>
          </table:table-cell>
          <table:table-cell office:value-type="string" table:style-name="ce1">
            <text:p>Analista de Adapt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esalÃ­a Duval Marmolejos<text:s/></text:p>
          </table:table-cell>
          <table:table-cell office:value-type="string" table:style-name="ce1">
            <text:p>Ene. Depto. De Adapt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text:s/></text:p>
          </table:table-cell>
          <table:table-cell office:value-type="string" table:style-name="ce1">
            <text:p>Analista de AdaptaciÃ³n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Ãngel Alberto LÃ³pez Soriano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ar D'Aliza Bueno Mendoza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text:s/></text:p>
          </table:table-cell>
          <table:table-cell office:value-type="string" table:style-name="ce1">
            <text:p>Vicepresidente Ejecutivo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Libre Nombramiento lv RemociÃ³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vano Ulloa<text:s/></text:p>
          </table:table-cell>
          <table:table-cell office:value-type="string" table:style-name="ce1">
            <text:p>Auxiliar Administrativ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a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 bel Arias Ravelo<text:s/>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Ã³n<text:s/></text:p>
          </table:table-cell>
          <table:table-cell office:value-type="string" table:style-name="ce1">
            <text:p>Coordinador Despacho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text:s/></text:p>
          </table:table-cell>
          <table:table-cell office:value-type="string" table:style-name="ce1">
            <text:p>Asesor en Relaciones Interinstitucionales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Ã­guez<text:s/></text:p>
          </table:table-cell>
          <table:table-cell office:value-type="string" table:style-name="ce1">
            <text:p>Asesor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Ã­rez<text:s/></text:p>
          </table:table-cell>
          <table:table-cell office:value-type="string" table:style-name="ce1">
            <text:p>TÃ©cnico en InformÃ¡tic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text:s/>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text:s/></text:p>
          </table:table-cell>
          <table:table-cell office:value-type="string" table:style-name="ce1">
            <text:p>Soporte Helo Desk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text:s/></text:p>
          </table:table-cell>
          <table:table-cell office:value-type="string" table:style-name="ce1">
            <text:p>Coordinadora de NÃ³min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text:s/></text:p>
          </table:table-cell>
          <table:table-cell office:value-type="string" table:style-name="ce1">
            <text:p>Ene. DivisiÃ³n Recursos Humanos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text:s/>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text:s/>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text:s/>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text:s/>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v de Jesus MuÃ±oz Gil<text:s/></text:p>
          </table:table-cell>
          <table:table-cell office:value-type="string" table:style-name="ce1">
            <text:p>Asesora de Proyectos de Cambio ClimÃ¡tic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text:s/>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v Marlene de LeÃ³n GuzmÃ¡n<text:s/></text:p>
          </table:table-cell>
          <table:table-cell office:value-type="string" table:style-name="ce1">
            <text:p>Analista de Comunicaciones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text:s/></text:p>
          </table:table-cell>
          <table:table-cell office:value-type="string" table:style-name="ce1">
            <text:p>Auxiliar Administrativ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Ãºs JimÃ©nez DurÃ¡n<text:s/></text:p>
          </table:table-cell>
          <table:table-cell office:value-type="string" table:style-name="ce1">
            <text:p>Asesor de Desarrollo e ImplementaciÃ³n del Sistema de Transparencia ClimÃ¡tic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Ã©rez<text:s/></text:p>
          </table:table-cell>
          <table:table-cell office:value-type="string" table:style-name="ce1">
            <text:p>Asesora CientÃ­fic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text:s/></text:p>
          </table:table-cell>
          <table:table-cell office:value-type="string" table:style-name="ce1">
            <text:p>Ene. Departamento Transparencia ClimÃ¡tica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Ã­a RodrÃ­guez<text:s/></text:p>
          </table:table-cell>
          <table:table-cell office:value-type="string" table:style-name="ce1">
            <text:p>Ene. DivisiÃ³n de PlanificaciÃ³n y Desarroll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<text:s/></text:p>
          </table:table-cell>
          <table:table-cell office:value-type="string" table:style-name="ce1">
            <text:p>DiseÃ±ador grÃ¡fic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text:s/></text:p>
          </table:table-cell>
          <table:table-cell office:value-type="string" table:style-name="ce1">
            <text:p>Directora Administrativ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text:s/>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text:s/></text:p>
          </table:table-cell>
          <table:table-cell office:value-type="string" table:style-name="ce1">
            <text:p>Recepcionist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Ã¡ndez</text:p>
          </table:table-cell>
          <table:table-cell office:value-type="string" table:style-name="ce1">
            <text:p>Analista de Compras y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srrael de la Cruz Feliz<text:s/></text:p>
          </table:table-cell>
          <table:table-cell office:value-type="string" table:style-name="ce1">
            <text:p>Mensajer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text:s/></text:p>
          </table:table-cell>
          <table:table-cell office:value-type="string" table:style-name="ce1">
            <text:p>Auxiliar Administrativ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text:s/></text:p>
          </table:table-cell>
          <table:table-cell office:value-type="string" table:style-name="ce1">
            <text:p>Mensajer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text:s/></text:p>
          </table:table-cell>
          <table:table-cell office:value-type="string" table:style-name="ce1">
            <text:p>Ene. Depto. Administrativ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ves Ozuna<text:s/>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text:s/>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text:s/></text:p>
          </table:table-cell>
          <table:table-cell office:value-type="string" table:style-name="ce1">
            <text:p>Supervisora de mayordomÃ­a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Ã© Manuel Alboleda SaviÃ±Ã³n<text:s/></text:p>
          </table:table-cell>
          <table:table-cell office:value-type="string" table:style-name="ce1">
            <text:p>Supervisor de Mantenimient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Ã©s Figueroa Soriano<text:s/></text:p>
          </table:table-cell>
          <table:table-cell office:value-type="string" table:style-name="ce1">
            <text:p>Ene. De Servicios Generales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text:s/></text:p>
          </table:table-cell>
          <table:table-cell office:value-type="string" table:style-name="ce1">
            <text:p>Analista Financier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text:s/></text:p>
          </table:table-cell>
          <table:table-cell office:value-type="string" table:style-name="ce1">
            <text:p>Auxiliar de Contabilidad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ial<text:s/></text:p>
          </table:table-cell>
          <table:table-cell office:value-type="string" table:style-name="ce1">
            <text:p>Ene. DivisiÃ³n Financier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text:s/></text:p>
          </table:table-cell>
          <table:table-cell office:value-type="string" table:style-name="ce1">
            <text:p>Contador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text:s/></text:p>
          </table:table-cell>
          <table:table-cell office:value-type="string" table:style-name="ce1">
            <text:p>Analista de Presupuest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text:s/></text:p>
          </table:table-cell>
          <table:table-cell office:value-type="string" table:style-name="ce1">
            <text:p>Director Departamental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vs Michelle Cruz Frias<text:s/>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text:s/></text:p>
          </table:table-cell>
          <table:table-cell office:value-type="string" table:style-name="ce1">
            <text:p>Secretaria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text:s/></text:p>
          </table:table-cell>
          <table:table-cell office:value-type="string" table:style-name="ce1">
            <text:p>Analista de Mitig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v Paola RodrÃ­guez GuzmÃ¡n<text:s/></text:p>
          </table:table-cell>
          <table:table-cell office:value-type="string" table:style-name="ce1">
            <text:p>Analista de Mitig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Ã¡ntara Aquino<text:s/></text:p>
          </table:table-cell>
          <table:table-cell office:value-type="string" table:style-name="ce1">
            <text:p>Ene. Depto. De Mitig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Ã¡lez<text:s/></text:p>
          </table:table-cell>
          <table:table-cell office:value-type="string" table:style-name="ce1">
            <text:p>Analista de Adapt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esalÃ­a Duval Marmolejos<text:s/></text:p>
          </table:table-cell>
          <table:table-cell office:value-type="string" table:style-name="ce1">
            <text:p>Ene. Depto. De Adapt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text:s/></text:p>
          </table:table-cell>
          <table:table-cell office:value-type="string" table:style-name="ce1">
            <text:p>Analista de AdaptaciÃ³n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Ãngel Alberto LÃ³pez Soriano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ar D'Aliza Bueno Mendoza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Ã³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Ã³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Ã¡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Ã­rez</text:p>
          </table:table-cell>
          <table:table-cell office:value-type="string" table:style-name="ce1">
            <text:p>TÃ©cnico en Infor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Ãºs JimÃ©nez DurÃ¡n</text:p>
          </table:table-cell>
          <table:table-cell office:value-type="string" table:style-name="ce1">
            <text:p>Asesor de Desarrollo e ImplementaciÃ³n de Transparencia Cli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Ã©rez</text:p>
          </table:table-cell>
          <table:table-cell office:value-type="string" table:style-name="ce1">
            <text:p>Asesora CientÃ­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Asesor de Transparencia Cli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sr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Coordinadora de NÃ³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Ã­guez</text:p>
          </table:table-cell>
          <table:table-cell office:value-type="string" table:style-name="ce1">
            <text:p>Asesora de PlaneaciÃ³n EstratÃ©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Enc. De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±ador GrÃ¡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Ã¡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 la DivisiÃ³n Administrativ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Ã­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±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Ã©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ivisiÃ³n Financiera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e la SecciÃ³n de Presupues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Analista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pto.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Ã¡lez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Enc. Depto.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text:s/>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Ã³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Ã³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Ã¡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Ã­rez</text:p>
          </table:table-cell>
          <table:table-cell office:value-type="string" table:style-name="ce1">
            <text:p>TÃ©cnico en Infor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Ãºs JimÃ©nez DurÃ¡n</text:p>
          </table:table-cell>
          <table:table-cell office:value-type="string" table:style-name="ce1">
            <text:p>Asesor de Desarrollo e ImplementaciÃ³n de Transparencia Cli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Ã©rez</text:p>
          </table:table-cell>
          <table:table-cell office:value-type="string" table:style-name="ce1">
            <text:p>Asesora CientÃ­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Asesor de Transparencia Cli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sr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Coordinadora de NÃ³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Ã­guez</text:p>
          </table:table-cell>
          <table:table-cell office:value-type="string" table:style-name="ce1">
            <text:p>Asesora de PlaneaciÃ³n EstratÃ©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Enc. De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±ador GrÃ¡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Ã¡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 la DivisiÃ³n Administrativ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Ã­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±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Ã©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ivisiÃ³n Financiera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e la SecciÃ³n de Presupues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Analista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pto.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Ã¡lez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Enc. Depto.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text:s/>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Ã³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Ã³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Ã¡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Ã­rez</text:p>
          </table:table-cell>
          <table:table-cell office:value-type="string" table:style-name="ce1">
            <text:p>TÃ©cnico en Infor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Ãºs JimÃ©nez DurÃ¡n</text:p>
          </table:table-cell>
          <table:table-cell office:value-type="string" table:style-name="ce1">
            <text:p>Asesor de Desarrollo e ImplementaciÃ³n de Transparencia Cli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Ã©rez</text:p>
          </table:table-cell>
          <table:table-cell office:value-type="string" table:style-name="ce1">
            <text:p>Asesora CientÃ­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Asesor de Transparencia Cli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sr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Coordinadora de NÃ³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Ã­guez</text:p>
          </table:table-cell>
          <table:table-cell office:value-type="string" table:style-name="ce1">
            <text:p>Asesora de PlaneaciÃ³n EstratÃ©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Enc. De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±ador GrÃ¡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Ã¡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 la DivisiÃ³n Administrativ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Ã­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±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Ã©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ivisiÃ³n Financiera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e la SecciÃ³n de Presupues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Analista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pto.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Ã¡lez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Enc. Depto.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text:s/>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Libre Nombramiento y RemociÃ³n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Ã³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Ã¡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Ã­rez</text:p>
          </table:table-cell>
          <table:table-cell office:value-type="string" table:style-name="ce1">
            <text:p>TÃ©cnico en Infor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Ãºs JimÃ©nez DurÃ¡n</text:p>
          </table:table-cell>
          <table:table-cell office:value-type="string" table:style-name="ce1">
            <text:p>Asesor de Desarrollo e ImplementaciÃ³n de Transparencia Cli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Ã©rez</text:p>
          </table:table-cell>
          <table:table-cell office:value-type="string" table:style-name="ce1">
            <text:p>Asesora CientÃ­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Asesor de Transparencia Cli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bert Louis Michel Mathieu Martinie GarcÃ­a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sr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Coordinadora de NÃ³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Ã­guez</text:p>
          </table:table-cell>
          <table:table-cell office:value-type="string" table:style-name="ce1">
            <text:p>Asesora de PlaneaciÃ³n EstratÃ©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Enc. De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Ã‚Â 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±ador GrÃ¡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Libre Nombramiento y RemociÃ³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Ã¡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 la DivisiÃ³n Administrativ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Ã­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±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Ã©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Ã‚Â 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ivisiÃ³n Financiera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e la SecciÃ³n de Presupues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Temporero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Libre Nombramiento y RemociÃ³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Ã‚Â 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Ã‚Â 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Analista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pto.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Ã¡lez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Enc. Depto.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Ã‚Â 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Libre Nombramiento y RemociÃ³n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Ã³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Ã¡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Ã­rez</text:p>
          </table:table-cell>
          <table:table-cell office:value-type="string" table:style-name="ce1">
            <text:p>TÃ©cnico en Infor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Ãºs JimÃ©nez DurÃ¡n</text:p>
          </table:table-cell>
          <table:table-cell office:value-type="string" table:style-name="ce1">
            <text:p>Asesor de Desarrollo e ImplementaciÃ³n de Transparencia Cli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Ã©rez</text:p>
          </table:table-cell>
          <table:table-cell office:value-type="string" table:style-name="ce1">
            <text:p>Asesora CientÃ­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Asesor de Transparencia Cli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bert Louis Michel Mathieu Martinie GarcÃ­a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sr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Coordinadora de NÃ³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Ã­guez</text:p>
          </table:table-cell>
          <table:table-cell office:value-type="string" table:style-name="ce1">
            <text:p>Asesora de PlaneaciÃ³n EstratÃ©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Enc. De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Ã‚Â 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±ador GrÃ¡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Libre Nombramiento y RemociÃ³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Ã¡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 la DivisiÃ³n Administrativ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Ã­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±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Ã©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Ã‚Â 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ivisiÃ³n Financiera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e la SecciÃ³n de Presupues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Temporero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Libre Nombramiento y RemociÃ³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Ã‚Â 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Ã‚Â 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Ã¡n</text:p>
          </table:table-cell>
          <table:table-cell office:value-type="string" table:style-name="ce1">
            <text:p>Analista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pto.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Ã¡lez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Enc. Depto.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LIBRE NOMBRAMIENTO Y REMOCION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BERT LOUIS MICHEL MATHIEU MARTINIE GARCIA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ASESORA DE PLANEACION ESTRATE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ENC.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/text:p>
          </table:table-cell>
          <table:table-cell office:value-type="string" table:style-name="ce1">
            <text:p>FOTO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IN ROJAS CLET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LIBRE NOMBRAMIENTO Y REMOCIO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‘A HERNÃNDEZ</text:p>
          </table:table-cell>
          <table:table-cell office:value-type="string" table:style-name="ce1">
            <text:p>ENC. DE LA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‘A RODRIGUEZ</text:p>
          </table:table-cell>
          <table:table-cell office:value-type="string" table:style-name="ce1">
            <text:p>SUPERVISOR DE MAYORDOMI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‘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AN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TEMPORERO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LIBRE NOMBRAMIENTO Y REMOCIO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IGUEZ GUZMAN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ALEZ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NDEZ HERNÃ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BERT LOUIS MICHEL MATHIEU MARTINIE GARCIA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ASESORA DE PLANEACION ESTRATE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ENC.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/text:p>
          </table:table-cell>
          <table:table-cell office:value-type="string" table:style-name="ce1">
            <text:p>FOTO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‘A HERNÃNDEZ</text:p>
          </table:table-cell>
          <table:table-cell office:value-type="string" table:style-name="ce1">
            <text:p>ENC. DE LA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‘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AN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17500" table:style-name="ce1">
            <text:p>175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IGUEZ GUZMAN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ALEZ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NDEZ HERNÃ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LIBRE NOMBRAMIENTO Y REMOCION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BERT LOUIS MICHEL MATHIEU MARTINIE GARCIA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ASESORA DE PLANEACION ESTRATE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ENC.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/text:p>
          </table:table-cell>
          <table:table-cell office:value-type="string" table:style-name="ce1">
            <text:p>FOTO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LIBRE NOMBRAMIENTO Y REMOCIO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‘A HERNANDEZ</text:p>
          </table:table-cell>
          <table:table-cell office:value-type="string" table:style-name="ce1">
            <text:p>ENC. DE LA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‘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17500" table:style-name="ce1">
            <text:p>175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AN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TEMPORERO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LIBRE NOMBRAMIENTO Y REMOCIO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IGUEZ GUZMAN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Ã“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ALEZ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Ã“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ANDEZ HERNA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LIBRE NOMBRAMIENTO Y REMOCION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BERT LOUIS MICHEL MATHIEU MARTINIE GARCIA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ASESORA DE PLANEACION ESTRATE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ENC.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/text:p>
          </table:table-cell>
          <table:table-cell office:value-type="string" table:style-name="ce1">
            <text:p>FOTO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LIBRE NOMBRAMIENTO Y REMOCIO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‘A HERNANDEZ</text:p>
          </table:table-cell>
          <table:table-cell office:value-type="string" table:style-name="ce1">
            <text:p>ENC. DE LA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‘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17500" table:style-name="ce1">
            <text:p>175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AN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TEMPORERO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LIBRE NOMBRAMIENTO Y REMOCIO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IGUEZ GUZMAN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ALEZ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ANDEZ HERNA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BERT LOUIS MICHEL MATHIEU MARTINIE GARCIA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ASESORA DE PLANEACION ESTRATE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ENC.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/text:p>
          </table:table-cell>
          <table:table-cell office:value-type="string" table:style-name="ce1">
            <text:p>FOTO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‘A HERNANDEZ</text:p>
          </table:table-cell>
          <table:table-cell office:value-type="string" table:style-name="ce1">
            <text:p>ENC. DE LA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‘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17500" table:style-name="ce1">
            <text:p>175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IGUEZ GUZMAN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ALEZ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ANDEZ HERNA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LIBRE NOMBRAMIENTO Y REMOCION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BERT LOUIS MICHEL MATHIEU MARTINIE GARCIA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ASESORA DE PLANEACION ESTRATE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ENC.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ALISSA DIAZ LANGUASCO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/text:p>
          </table:table-cell>
          <table:table-cell office:value-type="string" table:style-name="ce1">
            <text:p>FOTO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LIBRE NOMBRAMIENTO Y REMOCIO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‘A HERNANDEZ</text:p>
          </table:table-cell>
          <table:table-cell office:value-type="string" table:style-name="ce1">
            <text:p>ENC. DE LA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‘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17500" table:style-name="ce1">
            <text:p>175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TEMPORERO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LIBRE NOMBRAMIENTO Y REMOCIO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IGUEZ GUZMAN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ALEZ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ANDEZ HERNA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BERT LOUIS MICHEL MATHIEU MARTINIE GARCIA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ASESORA DE PLANEACION ESTRATE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ENC.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ALISSA DIAZ LANGUASCO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/text:p>
          </table:table-cell>
          <table:table-cell office:value-type="string" table:style-name="ce1">
            <text:p>FOTO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‘A HERNANDEZ</text:p>
          </table:table-cell>
          <table:table-cell office:value-type="string" table:style-name="ce1">
            <text:p>ENC. DE LA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‘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17500" table:style-name="ce1">
            <text:p>175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ASESO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IGUEZ GUZMAN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ALEZ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ANDEZ HERNA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BERT LOUIS MICHEL MATHIEU MARTINIE GARCIA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ENC. DE LA DIVISION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ASES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ALISSA DIAZ LANGUASCO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/text:p>
          </table:table-cell>
          <table:table-cell office:value-type="string" table:style-name="ce1">
            <text:p>FOTO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LMACEN Y SUMINIST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‘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1733.32" table:style-name="ce1">
            <text:p>1733.32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ASESO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51333.24" table:style-name="ce1">
            <text:p>51333.24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63253.279999999999" table:style-name="ce1">
            <text:p>63253.28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IGUEZ GUZMAN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5500" table:style-name="ce1">
            <text:p>55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ILCA COMPERE MYRTIL</text:p>
          </table:table-cell>
          <table:table-cell office:value-type="string" table:style-name="ce1">
            <text:p>VIGILANTE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ENC. DE LA DIVISION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ASES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ALISSA DIAZ LANGUASCO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/text:p>
          </table:table-cell>
          <table:table-cell office:value-type="string" table:style-name="ce1">
            <text:p>FOTO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LMACEN Y SUMINIST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TECNICO DE CONTROL DE BIE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NTONIO MATEO VALER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DRIANA VILLAFAÃ‘A DE JESU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118600" table:style-name="ce1">
            <text:p>1186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IGUEZ GUZMAN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ANCINA SAMANTA MATEO ABREU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ILCA COMPERE MYRTIL</text:p>
          </table:table-cell>
          <table:table-cell office:value-type="string" table:style-name="ce1">
            <text:p>VIGILANTE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ENC. DE LA DIVISION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ASES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ALISSA DIAZ LANGUASCO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LMACEN Y SUMINIST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TECNICO DE CONTROL DE BIE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NTONIO MATEO VALER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DRIANA VILLAFAÃ‘A DE JESU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118600" table:style-name="ce1">
            <text:p>1186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ANCINA SAMANTA MATEO ABREU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TEMPORER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ILCA COMPERE MYRTIL</text:p>
          </table:table-cell>
          <table:table-cell office:value-type="string" table:style-name="ce1">
            <text:p>VIGILANTE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ENC. DE LA DIVISION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ASES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ALISSA DIAZ LANGUASCO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LMACEN Y SUMINIST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TECNICO DE CONTROL DE BIE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NTONIO MATEO VALER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DRIANA VILLAFAÃ‘A DE JESU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118600" table:style-name="ce1">
            <text:p>1186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ANCINA SAMANTA MATEO ABREU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TEMPORER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ILCA COMPERE MYRTIL</text:p>
          </table:table-cell>
          <table:table-cell office:value-type="string" table:style-name="ce1">
            <text:p>VIGILANTE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MANUEL RICARDO PERDOMO RUIZ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ENC. DE LA DIVISION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ASES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ALISSA DIAZ LANGUASCO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LMACEN Y SUMINIST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TECNICO DE CONTROL DE BIE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NTONIO MATEO VALER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DRIANA VILLAFAÃ‘A DE JESU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118600" table:style-name="ce1">
            <text:p>1186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ANCINA SAMANTA MATEO ABREU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TEMPORER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ILCA COMPERE MYRTIL</text:p>
          </table:table-cell>
          <table:table-cell office:value-type="string" table:style-name="ce1">
            <text:p>VIGILANTE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MANUEL RICARDO PERDOMO RUIZ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ENC. DE LA DIVISION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ASES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ALISSA DIAZ LANGUASCO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LMACEN Y SUMINIST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TECNICO DE CONTROL DE BIE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NTONIO MATEO VALER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DRIANA VILLAFAÃ‘A DE JESU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118600" table:style-name="ce1">
            <text:p>1186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ANCINA SAMANTA MATEO ABREU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TEMPORER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ILCA COMPERE MYRTIL</text:p>
          </table:table-cell>
          <table:table-cell office:value-type="string" table:style-name="ce1">
            <text:p>VIGILANTE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MANUEL RICARDO PERDOMO RUIZ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ENC. DE LA DIVISION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ASES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ALISSA DIAZ LANGUASCO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LMACEN Y SUMINIST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TECNICO DE CONTROL DE BIE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NTONIO MATEO VALER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DRIANA VILLAFAÃ‘A DE JESU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118600" table:style-name="ce1">
            <text:p>1186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ANCINA SAMANTA MATEO ABREU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TEMPORER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number-rows-repeated="10456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9E1F2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DEBF7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4C6E7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DD7EE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8EA9DB"/>
    </style:style>
    <style:style style:name="_54_0_37__32_-_32__201_nfasis2" style:display-name="60% - Énfasis2" style:family="table-cell" style:data-style-name="N0">
      <style:table-cell-properties fo:background-color="#F4B084"/>
    </style:style>
    <style:style style:name="_54_0_37__32_-_32__201_nfasis3" style:display-name="60% - Énfasis3" style:family="table-cell" style:data-style-name="N0">
      <style:table-cell-properties fo:background-color="#C9C9C9"/>
    </style:style>
    <style:style style:name="_54_0_37__32_-_32__201_nfasis4" style:display-name="60% - Énfasis4" style:family="table-cell" style:data-style-name="N0">
      <style:table-cell-properties fo:background-color="#FFD966"/>
    </style:style>
    <style:style style:name="_54_0_37__32_-_32__201_nfasis5" style:display-name="60% - Énfasis5" style:family="table-cell" style:data-style-name="N0">
      <style:table-cell-properties fo:background-color="#9BC2E6"/>
    </style:style>
    <style:style style:name="_54_0_37__32_-_32__201_nfasis6" style:display-name="60% - Énfasis6" style:family="table-cell" style:data-style-name="N0">
      <style:table-cell-properties fo:background-color="#A9D08E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472C4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5B9BD5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Juan Pablo De Mola</meta:initial-creator>
    <dc:creator>Juan Pablo De Mola</dc:creator>
    <meta:creation-date>2023-05-15T19:27:04Z</meta:creation-date>
    <dc:date>2023-06-06T15:06:58Z</dc:date>
  </office:meta>
</office:document-meta>
</file>